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30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2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500050" loext:opacity="100%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74151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</style:style>
    <style:style style:name="P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50005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d50cc69a-7fff-bf3f-9fb9-fd058076c4a2"/>Automatic Fundraising Specifications:</text:p>
      <text:p text:style-name="Text_20_body"/>
      <text:p text:style-name="P2">Main Objective: Facilitate the creation and management of T-shirt or sweatshirt purchase forms for associations, distributable via email or QR code.</text:p>
      <text:p text:style-name="Text_20_body"/>
      <text:p text:style-name="P2">Main Function 1: Allow associations to create a T-shirt or sweatshirt purchase form that they can distribute via email or with a QR code.</text:p>
      <text:p text:style-name="Text_20_body"/>
      <text:p text:style-name="P2">Secondary Function 1: Allow associations to provide information such as the association's name, delivery address, association's email address, whether they want to sell T-shirts/sweatshirts or both, bank account details (for fund transfer), association logo, and T-shirt color they will sell. This will automatically create a form.</text:p>
      <text:p text:style-name="Text_20_body"/>
      <text:p text:style-name="P2">Secondary Function 2: Allow the association to share a link or scan a QR code that will directly send their members to the purchase form.</text:p>
      <text:p text:style-name="Text_20_body"/>
      <text:p text:style-name="P2">Secondary Function 3: Allow members, once on the purchase form, to choose the quantity per size for T-shirts and sweatshirts, preview the T-shirt (with the association logo on the front and back), and make direct payments from the form.</text:p>
      <text:p text:style-name="Text_20_body"/>
      <text:p text:style-name="P2">Secondary Function 4: Each time a member orders an item, it will be added to a global Shopify order.</text:p>
      <text:p text:style-name="Text_20_body"/>
      <text:p text:style-name="P2">Secondary Function 5: The association can send the global order to the supplier, ending the fundraising collection from their dashboard (the order will automatically stop after 30 days).</text:p>
      <text:p text:style-name="Text_20_body"/>
      <text:p text:style-name="P2">Secondary Function 6: By logging into the website on their dashboard, associations can: see the number of T-shirts/sweatshirts sold, see how much it will earn them, choose to stop the collection and place an order.</text:p>
      <text:p text:style-name="Text_20_body"/>
      <text:p text:style-name="P2">Secondary Function 7: Email addresses of all customers will be compiled in a Google Sheet document.</text:p>
      <text:p text:style-name="Text_20_body"/>
      <text:p text:style-name="P2">Constraint Function 1: Payments must be secured with a payment processor approved in France.</text:p>
      <text:p text:style-name="Text_20_body"><text:soft-page-break/></text:p>
      <text:p text:style-name="P2">Constraint Function 2: The sales conditions must be accessible to members in the form.</text:p>
      <text:p text:style-name="Text_20_body"/>
      <text:p text:style-name="P2">Constraint Function 3: Opening and purchasing in the form should not require members to download an application.</text:p>
      <text:p text:style-name="Text_20_body"/>
      <text:p text:style-name="P2">Constraint Function 4: Each order will be in the form of a Shopify order.</text:p>
      <text:p text:style-name="Text_20_body"/>
      <text:p text:style-name="P2">Constraint Function 5: The form that associations must fill out to create their purchase form will be divided into two stages:</text:p>
      <text:p text:style-name="P2">- The first stage will involve entering the easiest information, such as the name of their association.</text:p>
      <text:p text:style-name="P2">- The second stage will involve entering their bank details and logo, for example.</text:p>
      <text:p text:style-name="Text_20_body"/>
      <text:p text:style-name="P2">Constraint Function 6: The email notification of new orders that suppliers will receive must comply with the example below in French (001 is the order number):</text:p>
      <text:p text:style-name="P4">—<text:span text:style-name="T1">------------------------------------------------------------------------------------------------------------------------</text:span></text:p>
      <text:p text:style-name="P8"><text:span text:style-name="T2">  </text:span><text:span text:style-name="T3">objet: commande 001 Lublogo</text:span></text:p>
      <text:p text:style-name="P9"/>
      <text:p text:style-name="P9"/>
      <text:p text:style-name="P5">"Bonjour,</text:p>
      <text:p text:style-name="Text_20_body"/>
      <text:p text:style-name="P5">Voici ici une nouvelle demande:</text:p>
      <text:p text:style-name="Text_20_body"/>
      <text:p text:style-name="P6">- BC01T rouge: XS x5, M x10, L x15</text:p>
      <text:p text:style-name="P6">- JH001 rouge: XS x5, M x15</text:p>
      <text:p text:style-name="P6">- logos ci-joint</text:p>
      <text:p text:style-name="P6">- coeur / dos </text:p>
      <text:p text:style-name="P6">- impression coeur et dos</text:p>
      <text:p text:style-name="P6">- 12 jours</text:p>
      <text:p text:style-name="Text_20_body"/>
      <text:p text:style-name="P2">Références:</text:p>
      <text:p text:style-name="P2">(t-shirts unisex classiques  = TU 01T</text:p>
      <text:p text:style-name="P2">t-shirts classiques enfant = BC151</text:p>
      <text:p text:style-name="P2">s-sweats à capuche 80% coton =JH001</text:p>
      <text:p text:style-name="P2">sweats à capuche enfants 80% coton =JH01J</text:p>
      <text:p text:style-name="Text_20_body"/>
      <text:p text:style-name="P7">Please remember to rename your files with the association's logo in the following format:</text:p>
      <text:p text:style-name="Text_20_body"/>
      <text:p text:style-name="P2"><text:soft-page-break/>"logo coeur-dos t-shirt-sweat impression" </text:p>
      <text:p text:style-name="Text_20_body"/>
      <text:p text:style-name="P4">—<text:span text:style-name="T1">------------------------------------------------------------------------------------------------------------------------</text:span></text:p>
      <text:p text:style-name="P3">note:</text:p>
      <text:p text:style-name="Text_20_body"/>
      <text:p text:style-name="P2">- I leave it to you to choose the payment management method that seems optimal.</text:p>
      <text:p text:style-name="P2">- I will provide complete information on the price by 28/12/2023. I will transmit them to you then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4T09:46:20.899000000</meta:creation-date>
    <dc:date>2023-12-24T09:46:43.899000000</dc:date>
    <meta:editing-duration>PT24S</meta:editing-duration>
    <meta:editing-cycles>1</meta:editing-cycles>
    <meta:document-statistic meta:table-count="0" meta:image-count="0" meta:object-count="0" meta:page-count="3" meta:paragraph-count="40" meta:word-count="513" meta:character-count="3368" meta:non-whitespace-character-count="2888"/>
    <meta:generator>LibreOffice/7.4.0.3$Windows_X86_64 LibreOffice_project/f85e47c08ddd19c015c0114a68350214f7066f5a</meta:generator>
  </office:meta>
</office:document-meta>
</file>